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12</text:p>
      <text:p text:style-name="P1"/>
      <text:p text:style-name="P1">Construisez une veille technologique</text:p>
      <text:p text:style-name="P1"/>
      <text:p text:style-name="P1">Servais Jean baptis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Il est demandé de faire une veille technologique. La <text:s/>veille technologique nous permet de suivre quotidiennement (si ce n'est en temps réel) les nouveautés, les critiques et les avis sur des technologies récentes ou qui existe depuis un certain temps.</text:p>
      <text:p text:style-name="Standard">Afin de faire la veille technologique on nous demande d'utiliser un tableau de bord. Via cet outils nous pouvons regrouper plusieurs flux d'activités, d'actualités ou de nouveautés.</text:p>
      <text:p text:style-name="Standard">Il est impératif de se renseigner sur les informations de la technologie lorsque l'on travaille dans ce domaine. En effet, nous devons être à jour sur les updates de librairie ou de techniques ou bien les création de nouveaux frameworks ou de nouvelles librairies par exemple. </text:p>
      <text:p text:style-name="Standard">Il existe de nombreuses sources d'information que ce soit vidéo, papier, texte argumenté (avis et critiques) ou explication d'une technologie que permet de regrouper un tableau de bord.</text:p>
      <text:p text:style-name="Standard"/>
      <text:p text:style-name="Standard">Afin de faire cela nous avons utilisés plusieurs outils. Le premier est feedly qui par des fluxs RSS nous permet de grouper des informations de plusieurs sujets. Nous avons choisis de suivre developpez,com et stack overflow pour suivre l'actualité de programmation. A titre personnel ces deux derniers sites web m'ont beaucoup aidé lors d'erreur ou de bug. Nous avons également suivis le blog Bootstrap, flux CSS developpez, astuces css et flux js developpez afin de se tenir au courant des nouveautés dans le domaine ou de techniques à utiliser<text:tab/>. De plus nous avons suivis Django, flux python, github et Planete SciPy qui sont essentielles au developpement d'une application. <text:s/>Enfin nous avons suivis quelques librairies comme opencv car je l'aime bien.</text:p>
      <text:p text:style-name="Standard"/>
      <text:p text:style-name="Standard">Ce pendant Feedly avait certains flux introuvables comme Pillow ou Pytorch, les recherches de flux front n'étaient pas suffisantes. Donc j'ai choisis de creuser un peu plus. Je suis allé sur Twitter et ai construit un Tweetdeck. J'ai pu trouver des listes comme Python news Add-ons d'héroku developpez,com ou Django. J'ai remarqué que des informations de Feedly n'étaient pas présente sur Tweetdeck et que plusieurs informations de Tweetdeck n'étaient pas présente sur Feedly. Je ne peux pas tout lire mais je voulais un maximum d'information (juste lire le titre et cliquer). Donc j'ai fais un tableau de bord sur Facebook et Linkdle sur les mêmes sujets. Cela m'a permis de rejoindre des groupes (sur Python, Django, IA...) qui discutent d'un sujet précis.</text:p>
      <text:p text:style-name="Standard">Et ai suivis des influenceurs sur Twitter afin de voir leur ressentis par exemple ou les articles qui les interressé comme Yann Lecun ou Jonh Resig, Meyer ect...Je me suis aussi aperçu que j'utilisai beaucoup Youtube pour m'informer et apprendre sur de nouvelles technologies et ai décidé de la mettre comme un outils à la veille technologiques.</text:p>
      <text:p text:style-name="Standard"/>
      <text:p text:style-name="Standard">Cependant cela est fastidieux de taper le site sur google et chercher et chercher... C'est pour cela que j'ai fais une page d'accueil sur Heroku qui me permet d'accéder en un click sur mes tableaux de bord (un simple href que vous pouvez voir sur https://eltablito.herokuapp.com).</text:p>
      <text:p text:style-name="Standard"/>
      <text:p text:style-name="Standard">Afin d'avoir une vue à « 360 degrés » <text:s/>sur le monde de la programmation au niveau du front mais aussi du back en passant par les outils comme Github ou Heroku. J'ai donc utilisé Feedly, Linkdle, Facebook, Twitter et son outils Tweedeck ainsi que Youtube. Bien sur quelques informations se répètent et me montre leur véracité. Quelques informations divergent d'un auteur à un autre, leur ressenti n'est pas le même et les explications peuvent être différentes.</text:p>
      <text:p text:style-name="Standard"/>
      <text:p text:style-name="Standard"/>
      <text:p text:style-name="Standard"/>
      <text:p text:style-name="Standard">Je suis fan d'Intelligence Artificielle et essais d'apprendre des techniques (avec beaucoup de mal) et j'aimerai vous parler d'un domaine qui me plaît la détection d'objet.</text:p>
      <text:p text:style-name="Standard">Voici un article sur la biométrie et l’identification à distance <text:s/>de actuIA pris sur Twitter de la rubrique ActuIA écrit par Typhaine Gaudemer est Directrice France d’IDnow.</text:p>
      <text:p text:style-name="Standard">L'article nous présente le contexte, comme quoi 60% des Français <text:s/>n'ouvraient pas de compte <text:soft-page-break/>bancaire en ligne en 2018 par un manque de confiance et de facilité car selon Nick Leeder, directeur général de Google France les banques françaises sont en retard dans la digitalisation.<text:line-break/></text:p>
      <text:p text:style-name="Standard">J'ai pu apprendre que les banques physiques étaient peu à peu remplacer par les « néo-banque » par les banques digitales, mais encore que les mot de passes, les codes étaient peu à peu remplacés par la biométrie ou la reconnaissance faciale et que ces technologies étaient bien plus plaisante (étude faites par l'université d'Oxford). J'ai aussi appris que la technologie reposait essentiellement sur le besoin des clients et que ce n'était pas les client qui s'adaptaient aux technologies...</text:p>
      <text:p text:style-name="Standard">Deçà la vie quotidienne est assisté par la technologie et que le « tout de suite » est devenu banal. J'ai donc entre autre découvert que la biométrie que je croyais être une fiction était actuelle et efficace et recherchée.<text:line-break/><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baptiste servais</meta:initial-creator>
    <meta:creation-date>2019-07-05T13:18:32.26</meta:creation-date>
    <dc:date>2019-07-05T14:21:09.77</dc:date>
    <dc:creator>jean baptiste servais</dc:creator>
    <meta:editing-duration>PT1H2M32S</meta:editing-duration>
    <meta:editing-cycles>15</meta:editing-cycles>
    <meta:generator>OpenOffice/4.1.4$Win32 OpenOffice.org_project/414m4$Build-9787</meta:generator>
    <meta:document-statistic meta:table-count="0" meta:image-count="0" meta:object-count="0" meta:page-count="3" meta:paragraph-count="17" meta:word-count="790" meta:character-count="4898"/>
  </office:meta>
</office:document-meta>
</file>